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line-height-at-least="0.1667in"/>
      <style:text-properties style:font-name="LiHei Pro" fo:font-size="12.0pt" fo:color="#000000"/>
    </style:style>
    <style:style style:name="P5"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style:text-underline-style="solid" fo:letter-spacing="0.0000in" fo:color="#0000e9"/>
    </style:style>
    <style:style style:name="TableColumn1" style:family="table-column">
      <style:table-column-properties style:column-width="3.4625in" style:rel-column-width="32767*"/>
    </style:style>
  </office:automatic-styles>
  <office:body>
    <office:text>
      <text:p text:style-name="P1"><text:span text:style-name="T1">陳真 | 2008.01.31 16:57 | </text:span><text:span text:style-name="T2">#</text:span></text:p>
      <text:p text:style-name="P2"><text:span text:style-name="T1">阿彌陀佛,善哉善哉...</text:span></text:p>
      <text:p text:style-name="P2"><text:span text:style-name="T1">自從老衲來到這所自以為宇宙最高學府的醫院之後,心裏便開始響起忍教佛祖的教誨,那就是--&gt; 忍忍忍忍忍忍忍七個忍字!</text:span></text:p>
      <text:p text:style-name="P2"><text:span text:style-name="T1">忍的最高境界便是無思無慾無想無念無知無覺無恥無聊...盡量能不用大腦就不用大腦,視若無睹,聽若未聞,運用內力讓 IQ 急速下降,讓身心靈與混沌宇宙融為一體,以便--&gt; 達到禪的最高境界!</text:span></text:p>
      <text:p text:style-name="P2"><text:span text:style-name="T1">那是一種什麼感覺呢? 感覺真的粉妙,就像一隻野蠻的魚原本在大海裏任我游,卻來到一個自以為宇宙最大的水族箱裏學習據說也是全宇宙最深奧最美妙的泳姿泳技,歌頌據說是全宇宙最壯觀的風景; 在這水族箱裏,一切句子的分母都是 "全宇宙".</text:span></text:p>
      <text:p text:style-name="P2"><text:span text:style-name="T1">維根斯坦說,"當你知道某個東西後,你很難假裝不知道." 當你知道三加五等於八,你很難假裝對之思索,你更難假裝對 "八" 表示由衷的讚嘆,或是讚嘆這是一群全宇宙最偉大的數學家!</text:span></text:p>
      <text:p text:style-name="P2"><text:span text:style-name="T1">你或能想像專心思索用心體會的感覺,但你能不能想像努力不思不想努力無知無覺的感覺? 你或能想像讚嘆佩服的感覺,但你能不能想像佩服比方說陳水扁的無私或讚嘆三加五等於八的高度智慧與智商?</text:span></text:p>
      <text:p text:style-name="P2"><text:span text:style-name="T1">或許以上這些都還不難,但你肯定很難佩服比方說陳水扁的無私或讚嘆三加五等於八的高度智慧與智商的同時,卻由衷嘲笑愛因斯坦是個白癡, 甘地是個愛錢的小人, 或莫札特根本不懂音樂, 羅素是個數學門外漢.</text:span></text:p>
      <text:p text:style-name="P2"><text:span text:style-name="T1">你或能想像把桌子椅子倒過來或一個人倒立是什麼模樣或感覺,但你能不能想像美醜顛倒智愚翻轉整個天跟地倒過來的感覺? 你或許還是能想像,但你頂多也只能想像,卻無法由衷欣賞,除非你練成七忍功,達到禪的最高境界. (拭目以待--&gt;老衲已經快達到這個境界了.)</text:span></text:p>
      <text:p text:style-name="P1"><text:span text:style-name="T1">陳真 | 2008.01.15 11:34 | </text:span><text:span text:style-name="T2">#</text:span></text:p>
      <text:p text:style-name="P3"><text:span text:style-name="T1">阿忠,我們再喬時間,春天開始如何?</text:span></text:p>
      <text:p text:style-name="P3"><text:span text:style-name="T1">---------------------------自從來到這所自以為是宇宙最高學府的醫院,我深深發現,即便是講九九乘法還是太進階了一些.</text:span></text:p>
      <text:p text:style-name="P3"><text:span text:style-name="T1">無意對爬蟲類不敬,但蟲畢竟有蟲的語言,不管你如何自我強迫降低智能與品性,都還是很難與之共鳴,因為牠們有著完全不一樣的form of life. 我有時不自主喉頭就想發出吱吱吱厚厚厚這樣一些毫無意義的單音,彷彿這便是一種語言,假裝與之達成溝通.這種苦悶日子不知道還能再撐多久.</text:span></text:p>
      <text:p text:style-name="P3"><text:span text:style-name="T1">各位真的很幸福,你們或許不知道一個人努力想當一條蟲是如何的痛苦. 維根斯坦曾經說: "主啊,求你讓我從一條蟲變成一個人." 但我自從回歸島嶼,來到這所自以為是宇宙最高學府的醫院,逐漸感到一種很深的絕望,大腦和心靈都失去作用,每天最努力做的一件事就是壓制大腦壓制心靈,不語不思不想不知不覺不察,媽的簡直比禪師還厲害.不管多麼傻的傻話,照樣泊泊泊鼓掌,努力露出佩服的眼神.</text:span></text:p>
      <text:p text:style-name="P3"><text:span text:style-name="T1">但這所自以為是宇宙最高學府的醫院其實只是這個島的一個縮影;蟲的世界無所不在,我想各個角落因此也都會有著同樣的一群受驚嚇者,渴望變成一條蟲而不再痛苦.</text:span></text:p>
      <text:p text:style-name="P1"><text:a xlink:type="simple" xlink:href="http://palinfo.habago.org/mt-comments.cgi?__mode=red&amp;id=12099"><text:span text:style-name="T3">柳春春阿忠</text:span></text:a><text:span text:style-name="T1"> | 2008.01.15 01:41 | </text:span><text:span text:style-name="T2">#</text:span></text:p>
      <text:p text:style-name="P2"><text:span text:style-name="T1">喵！目前在做的.....大概就是柳春春了......。我很希望自己失敗，完全無法想像成功了會是什麼樣子。在成功之前，還得這樣子走多遠，還得多久不做戲。近期會做的......，就是成為一個性工作者。如果有人願意來嫖我的話，這樣的收入應該可以支撐一個劇團的運作。</text:span></text:p>
      <text:p text:style-name="P2"><text:span text:style-name="T1">還有就是，反正陳真跟學姐也在台灣，就在街頭舉牌吧。根據靜默行動週日走路之外在和平東羅斯福街角蹲點的經驗，其實效果不錯。蹲個兩三小時，至少會有一個人來拿傳單或是詢問有關樂生保留的狀況。</text:span></text:p>
      <text:p text:style-name="P2"><text:span text:style-name="T1">去年十月吧。一個搬到新院區的黃性院民到石牌榮總看病之後跑到關渡大橋跳河了。他非常的贊成且擁護趕快拆掉樂生蓋新莊線捷運機場。</text:span></text:p>
      <text:p text:style-name="P2"><text:span text:style-name="T1">總是在想，我們真的欠這些人許多許多。----分隔線----陳真，我講義都發給團員了。我再寫信給你。</text:span></text:p>
      <text:p text:style-name="P1"><text:span text:style-name="T1">懷軒 | 2008.01.15 00:30 | </text:span><text:span text:style-name="T2">#</text:span></text:p>
      <text:p text:style-name="P3"><text:span text:style-name="T1">我不完全懂陳真的"蟲化論"，不過我想在這島上，當隻蟲肯定會比較快樂...。"阿忠式社運"能不能也讓我湊一角~?</text:span></text:p>
      <text:p text:style-name="P4"><text:span text:style-name="T1"><text:line-break/></text:span></text:p>
      <text:p text:style-name="P1"><text:span text:style-name="T1">陳真 | 2008.01.14 23:58 | </text:span><text:span text:style-name="T2">#</text:span></text:p>
      <text:p text:style-name="P2"><text:span text:style-name="T1">至於良哲所提之能做些什麼,我自己倒不是 "心有餘而力不足",正好相反,我是力有餘卻心不足. 心不足是因為我人在台灣,在這島上,我對不管做什麼都覺得此路不通. 別人想做儘管去做,但我自己認清的現實是這樣: 文明如果是一種演化,那麼,當我們還是爬蟲類時,或許就該想些適合爬蟲類的語言和作法,學習用爬蟲類的眼光看世界,然後在那個基礎上慢慢去演化.</text:span></text:p>
      <text:p text:style-name="P2"><text:span text:style-name="T1">如果這樣顯得太悲觀,那或許還有其它比較不那麼悲觀的作法,我能想到的仍是一人社運.</text:span></text:p>
      <text:p text:style-name="P2"><text:span text:style-name="T1">我總想起沈從文在一本小說的前言裏大約這麼說著: 我寫東西不是要寫給眾人看,我存心要放棄你們.</text:span></text:p>
      <text:p text:style-name="P2"><text:span text:style-name="T1">或許社運也一樣,如果你不想成為爬蟲類的一員,不想以牠們的模樣生活,那你就只能註定忘掉牠們(或者應該說忘掉 "我們",因為我已成為牠們的一員),以你一人特有的方式去做你認為應該做的事,忘記蟲的世界,忘記蟲的語言,存心放棄牠們,並且對一切都不再懷抱任何希望.</text:span></text:p>
      <text:p text:style-name="P2"><text:span text:style-name="T1">我還沒有倒退演化得很好,半人半蟲,但我想我會成功轉型的! 如果還是沒能成功,或許有一天阿忠式的一人社運就能有至少兩個伴,一個是我,一個是學姐(她好像比較期待我往蟲的世界演化,我對她的期許亦然).</text:span></text:p>
      <text:p text:style-name="P1"><text:span text:style-name="T1">陳真 | 2008.01.14 23:38 | </text:span><text:span text:style-name="T2">#</text:span></text:p>
      <text:p text:style-name="P3"><text:span text:style-name="T1">這些所謂伊拉克的死亡人數爭議其實沒有什麼爭議,因為它們分別代表不同意義,比方說 Lancet 醫學期刊有兩篇關於伊拉克死亡人數的研究,它是以事件前後的死亡率差距來計算,也就是說,在戰爭這個因素介入後,整體人口比平常正常時期 "多" 死掉了多少人,這個"多" 出來的部份就是65 萬5千人.這些人或許是餓死,或許是病死,或許是自殺,或許是死於急遽惡化的治安等等,統統計算在內.</text:span></text:p>
      <text:p text:style-name="P3"><text:span text:style-name="T1">頭一次研究是在 2004年,統計數字是10萬人,第二次是在2006年10月,死亡人數是 65.5 萬.</text:span></text:p>
      <text:p text:style-name="P3"><text:span text:style-name="T1">很多人批評說這數字誇張,但這是外行人講外行話,或者是這些批評者根本不知道這些數字指的是什麼.</text:span></text:p>
      <text:p text:style-name="P3"><text:span text:style-name="T1">我常講,戰爭中死掉的,大多不是直接死於飛彈,而往往是死於整體的生活條件包括公衛與治安之衰敗與破壞. 就好像美國給伊拉克禁運十年,不費一兵一卒,不發一顆子彈,照樣幹掉了至少 50-100 萬條伊拉克小孩的性命,因為水廠水質淨化能力被刻意剝奪,加上藥物被禁止入口,根本無藥可醫,於是一個稀鬆平常的腸胃炎或許對大人無傷,但原本已因禁運而營養不良的五歲以下小孩卻捱不過數天的腹瀉,因為他根本得不到乾淨飲水,更不用說什麼治療了.</text:span></text:p>
      <text:p text:style-name="P3"><text:span text:style-name="T1">至於WHO 和伊拉克衛生部合作的研究,最近登在The New England Journal of Medicine 醫學期刊上,它是怎麼做的研究我沒看原文不知道,但若根據這些二手報導,這十五萬的估算似乎只是指 "暴力" 致死,可是,戰爭死人並不是只有暴力一項.</text:span></text:p>
      <text:p text:style-name="P3"><text:span text:style-name="T1">至於一般人常提的Iraq Body Count,表面上很 "精確",但其實最沒有現實意義. 它目前的死亡人數似乎是 8 萬(我不確定,因為我沒在注意Iraq Body Count 的統計),這 8 萬是指的 "根據報導" 確有其事來加以統計.</text:span></text:p>
      <text:p text:style-name="P3"><text:span text:style-name="T1">問題是,戰爭時,比方說死一萬人時,報導會報導出一萬個個案嗎? Iraq Body Count 甚至還列出死者姓名,這很精確沒錯,問題是,被媒體報導出來的,甚至還有名有姓的,能有多少呢? 這怎麼能反映真實死亡情況?</text:span></text:p>
      <text:p text:style-name="P3"><text:span text:style-name="T1">而且,媒體是報導新聞,如果仗天天打,打了四五年,媒體會有興趣天天去一個一個如實報導嗎? 不會吧?! 因此,根據這樣一種所謂 "精確" 的統計,實際上最不科學,最沒有現實意義.當然,它或許仍然具有某種意義,比方說,如果有案可查的都已經死了 8萬人,你想,真實情況將是8 萬的幾倍? 其嚴重可想而知.</text:span></text:p>
      <text:p text:style-name="P3"><text:span text:style-name="T1">當一些愛 "美" 人士努力批評Lancet 的第一篇研究(死十萬人)誇大時,Chomsky 在一封email 裏說: "正好相反",他說,"我們不該說死亡人數 '高達' 十萬人,而是應該說,死亡人數 '至少' 是十萬人.</text:span></text:p>
      <text:p text:style-name="P3"><text:span text:style-name="T1">至於他持的理由我就沒細究了,但是,我覺得實在沒有理由去懷疑一本著名醫學期刊有著什麼政治立場;你可以質疑他們的研究在統計上或許有哪些問題,但如果說那是 "刻意要誇大",那真的就太無聊了. 不會有一本期刊只是為了唱衰美國而故意三番兩次發表 "故意誇大" 的研究論文.</text:span></text:p>
      <text:p text:style-name="P3"><text:span text:style-name="T1">事實上,最近又有個最新的調查,估計死亡人數已達120 萬,但我沒去追這新聞,不知真假,也不知是何方研究.</text:span></text:p>
      <text:p text:style-name="P3"><text:span text:style-name="T1">不管怎麼樣,稍微有點常識也知道,美國說的什麼只死三萬人,這樣一種數字完全胡說八道. 真相肯定是三萬的十倍二十倍以上.</text:span></text:p>
      <text:p text:style-name="P3"><text:span text:style-name="T1">65 萬是一年半以前的統計,好吧,就算 65 萬好了,那麼,65萬人是多少人呢? 伊拉克人口數與台灣相近,你能想像殺掉 65 萬個台灣人是什麼光景嗎? 差不多一個縣市平均要死 3 萬人. 這樣不可怕嗎? 這樣叫做解放嗎? 這就是民主的代價嗎?</text:span></text:p>
      <text:p text:style-name="P3"><text:span text:style-name="T1">想到那些在戰爭中持續為美國侵略辯護的文人雅士們,我就一肚子氣,這些無知無恥的混蛋!</text:span></text:p>
      <text:p text:style-name="P5"><text:span text:style-name="T1"><text:line-break/></text:span></text:p>
      <text:p text:style-name="P1"><text:span text:style-name="T1">陳真 | 2008.01.13 20:53 | </text:span><text:span text:style-name="T2">#</text:span></text:p>
      <text:p text:style-name="P2"><text:span text:style-name="T1">和學姐特地返回南部投下神聖一票. 過去雖為民進黨員,但除了陳定南,我不曾投票支持過任何民進黨人(我都是投給無黨籍或叛黨退黨者如郭倍宏),不過,投給老 K 倒真的是生平第一次,真難想像會有如此一天.</text:span></text:p>
      <text:p text:style-name="P2"><text:span text:style-name="T1">這次選舉,雖然許多好友屬小黨成員或甚至他們本身就是候選人,但我不支持他們以及他們的黨. 如果連走過砍頭歲月的人或黨在權力面前都如此墮落,更何況是這些任意開空頭支票的人或黨,不痛不癢地灑下一堆缺乏任何內涵的所謂 "理想". 這些小黨的金光黨性格顯然更是青出於藍,只是他們缺乏病識感,彷彿自己真的站在正義的一方似的.</text:span></text:p>
      <text:p text:style-name="P2"><text:span text:style-name="T1">以前我總認為,就算民進黨有多麼爛,至少黨外是站在正義的一方;相對於昔日的國民黨,兩者更是善惡二分. 但我這兩年卻連這樣的信心也開始起了動搖.</text:span></text:p>
      <text:p text:style-name="P2"><text:span text:style-name="T1">黨外只是在 "某個意義上" 是正義的一方,但卻不是在所有意義上都是正義的. 相反地,國民黨的惡,也僅僅是在 "某個意義上",而不是全然的惡.</text:span></text:p>
      <text:p text:style-name="P2"><text:span text:style-name="T1">如果時光倒流,我或許還是會走上黨外之路,但走的方式和心態,肯定會完全不一樣. 任何所謂改革其實就跟吃藥一樣,藥物學的開宗明義總是寫著: "所有藥都是毒藥." 即便是再好的藥,都還是會有副作用. 以為某種所謂改革是全然的善,那恐怕只是一種妄想.</text:span></text:p>
      <text:p text:style-name="P2"><text:span text:style-name="T1">許多時候,我們甚至連診斷都有可能出錯,自以為是在治病,但其實只是在傷身,破壞正常現象.</text:span></text:p>
      <text:p text:style-name="P2"><text:span text:style-name="T1">至少有一件事若時光倒流我絕對不會再去做,那就是蔣經國死的那一天,我不會再自己寫傳單自己跑去街上發,痛罵其人其事.</text:span></text:p>
      <text:p text:style-name="P2"><text:span text:style-name="T1">想為公眾謀福利的獨裁者 VS. 打著民主自由旗號卻整天只為私人拼經濟的混蛋人渣,哪一方才是善的呢?</text:span></text:p>
      <text:p text:style-name="P2"><text:span text:style-name="T1">我對過去歷史善惡的信心動搖主要不是來自蔣經國,而是來自古巴的卡斯楚(卡斯特羅),來自 "熱愛民主" 的美國老大哥. 卡斯楚無疑是個獨裁者,但我不認為他因此便是個壞人,在他的獨裁下,古巴有著不輸給西方所謂文明社會的各種公衛指標及新生兒低死亡率,雖然普遍貧窮,但基本的生老病死都有國家照顧,文盲比例之低,不輸給西方所謂文明社會.</text:span></text:p>
      <text:p text:style-name="P2"><text:span text:style-name="T1">但相反地,"熱愛民主" 的美國,人卻分成各種價碼等級,連生了病都不一定能夠有藥吃有醫生看;而且,在民主輸出的同時,民主無異就是血腥的代名詞,動不動就是幾十萬幾百萬人死亡或顛沛流離. 一百個獨裁的海珊,根本比不上一個民主的布希所帶來的災難. 獨裁的海珊,就跟獨裁的兩蔣一樣,至少帶給眾人最基本的生存需求甚至衣食飽暖,這時候,哪一方善的成份多呢?</text:span></text:p>
      <text:p text:style-name="P2"><text:span text:style-name="T1">卡斯楚把記者抓去坐牢的比例在世界上名列前矛,但獨裁的卡斯楚和民主的布希,如果只有這兩種選擇,你選擇站在哪一邊?</text:span></text:p>
      <text:p text:style-name="P1"><text:span text:style-name="T1">不知巴勒網還有沒有朋友在倫敦, 可前往參加一系列的演講 | 2008.01.13 11:35 | </text:span><text:span text:style-name="T2">#</text:span></text:p>
      <text:p text:style-name="P3"><text:span text:style-name="T1">PALESTINE AWARENESS WEEKJan. 21st -25th, 2008The Palestine Awareness Week consists of a series of events exploring the main milestones in the Modern History of Palestine. Starting with a lecture on the Balfour Declaration and Mandate years, the Week's events will include lectures on Partition, the role of UNRWA and the rights of Palestinian refugees.</text:span></text:p>
      <text:p text:style-name="P3"><text:span text:style-name="T1">Monday, January 21th, 2008Beginnings: The Balfour Declaration and the Mandate Years</text:span></text:p>
      <text:p text:style-name="P3"><text:span text:style-name="T1">Britain’s Responsibility in the Colonization of Palestine</text:span></text:p>
      <text:p text:style-name="P3"><text:span text:style-name="T1">Speaker: Prof. John NewsingerSenior Lecturer in History, Bath Spa University and author of The Blood Never Dried: A People’s History of the British Empire</text:span></text:p>
      <text:p text:style-name="P3"><text:span text:style-name="T1">Chair: Prof. Charles TrippProfessor of Politics, SOAS, Univ. of London</text:span></text:p>
      <text:p text:style-name="P3"><text:span text:style-name="T1">6pm, Khalili Lecture TheatreSOAS - School of Oriental and African StudiesThornhaugh Street, Russell Square, London WC1H 0XG</text:span></text:p>
      <text:p text:style-name="P3"><text:span text:style-name="T1">Tuesday, January 22nd, 2008</text:span></text:p>
      <text:p text:style-name="P3"><text:span text:style-name="T1">Partition in Palestine: Political Realism or Historical Injustice?</text:span></text:p>
      <text:p text:style-name="P3"><text:span text:style-name="T1">Speaker: Ali AbunimahFounder of Electronic Intifada and author of One Country: A Bold Proposal to End the Israeli-Palestinian Impasse</text:span></text:p>
      <text:p text:style-name="P3"><text:span text:style-name="T1">Chair: Professor Sumantra BoseProfessor of International and Comparative Politics, LSE, Univ. of London</text:span></text:p>
      <text:p text:style-name="P3"><text:span text:style-name="T1">6pm, Room D502LSE - The London School of Economics and Political Science,Houghton Street, London WC2A 2AEWednesday, January 23rd, 2008UNRWA: Lessons Learnt and Future ChallengesSpeaker: Ms. Angela WilliamsFormer director of UNRWA – Syria and former director of relief and social services</text:span></text:p>
      <text:p text:style-name="P3"><text:span text:style-name="T1">Chair: Dr. Chaloka BeyaniSenior Lecturer in Law, LSE, Univ. of London</text:span></text:p>
      <text:p text:style-name="P3"><text:span text:style-name="T1">6pm, Room D202LSE - The London School of Economics and Political Science,Houghton Street, London WC2A 2AE</text:span></text:p>
      <text:p text:style-name="P3"><text:span text:style-name="T1">Thursday, January 24th, 2008Roundtable Discussion on the Rights of Palestinian Refugees and Prospective Solutions(Hosted by LMEI, SOAS)</text:span></text:p>
      <text:p text:style-name="P3"><text:span text:style-name="T1">Speakers:Dr. Catriona DrewLecturer in International Law, SOAS, Univ. of London</text:span></text:p>
      <text:p text:style-name="P3"><text:span text:style-name="T1">Prof. Michael KaganSenior Fellow in Human Rights Law, Dept. of Law, A.U.C., Cairo, Egypt</text:span></text:p>
      <text:p text:style-name="P3"><text:span text:style-name="T1">Dr. Ahmad KhorshidCanadian-Palestinian Policy Analyst, Health Emergency Management, Ottawa, Canada</text:span></text:p>
      <text:p text:style-name="P3"><text:span text:style-name="T1">Mr. Nadim ShehadiAssociate Fellow, Middle East Programme, Chatham House and former Director of theCentre for Lebanese Studies, Oxford</text:span></text:p>
      <text:p text:style-name="P3"><text:span text:style-name="T1">Chair: Prof. Guy Goodwin-GillSenior Research Fellow, All Souls College, Faculty of Law, Department of Politics and International Relations, Oxford Univ., Oxford and author of The Refugee in International Law</text:span></text:p>
      <text:p text:style-name="P3"><text:span text:style-name="T1">6pm, Brunei GallerySOAS - School of Oriental and African StudiesThornhaugh Street, Russell Square, London WC1H 0XG</text:span></text:p>
      <text:p text:style-name="P3"><text:span text:style-name="T1">Palestine Awareness Week is organised by Nakba60 in association with SOAS Palestine Society and LSE SU Palestine Society</text:span></text:p>
      <text:p text:style-name="P3"><text:span text:style-name="T1">SOAS Palestine SocietyEmail:palsoc@soas.ac.ukwww.palestinesociety.org</text:span></text:p>
      <text:p text:style-name="P1"><text:span text:style-name="T1">良哲 | 2008.01.11 00:37 | </text:span><text:span text:style-name="T2">#</text:span></text:p>
      <text:p text:style-name="P2"><text:span text:style-name="T1">侵伊3年，奪去"15萬"條生命。921地震讓台灣有兩千人死亡，就已經令人哀痛不己，重建至今；那伊拉克在這幾年所受的一切，何時得以見光明？</text:span></text:p>
      <text:p text:style-name="P2"><text:span text:style-name="T1">2008.3.15 各地將發起侵伊五周年反戰示威，我們能不能也做些什麼？</text:span></text:p>
      <text:p text:style-name="P2"><text:span text:style-name="T1">===========================================</text:span></text:p>
      <text:p text:style-name="P2"><text:span text:style-name="T1">[BBC中文網新聞]2008年01月10日 格林尼治標準時間05:17北京時間 13:17發表</text:span></text:p>
      <text:p text:style-name="P2"><text:span text:style-name="T1">戰爭使“15萬余伊拉克人慘死”</text:span></text:p>
      <text:p text:style-name="P2"><text:span text:style-name="T1">世界衛生組織最新調查報告提出，2003年美國等攻入伊拉克以來，已經有約15.1萬伊拉克人因暴力死亡。</text:span></text:p>
      <text:p text:style-name="P2"><text:span text:style-name="T1">這個統計是根據伊拉克衛生部在伊拉克各地對9000個家庭進行調查後得出的。</text:span></text:p>
      <text:p text:style-name="P2"><text:span text:style-name="T1">調查主要關注2003年3月至2006年6月之間因暴力死亡的伊拉克人。</text:span></text:p>
      <text:p text:style-name="P2"><text:span text:style-name="T1">調查發現，這段期間總數超過15萬的暴力死亡事件中，超過半數都發生在巴格達。</text:span></text:p>
      <text:p text:style-name="P2"><text:span text:style-name="T1">調查還指出，15至59歲的伊拉克男子中，暴力已經成為最常見死因。</text:span></text:p>
      <text:p text:style-name="P2"><text:span text:style-name="T1">由於戰爭造成的安全問題、檔案不全問題以及不少人為躲避戰亂逃離家園甚至逃往其它國家，調查人員承認15.1萬並非確切的伊拉克暴力死亡人數。</text:span></text:p>
      <text:p text:style-name="P2"><text:span text:style-name="T1">他們估計確切的死亡人數應該在10.4萬至22.3萬之間。</text:span></text:p>
      <text:p text:style-name="P2"><text:span text:style-name="T1">數據差別</text:span></text:p>
      <text:p text:style-name="P2"><text:span text:style-name="T1">伊拉克平民死亡數字一直是個頗富爭議的問題。美國當局一直不提供平民死亡數據，不過布什曾提到過3萬人這個數字。</text:span></text:p>
      <text:p text:style-name="P2"><text:span text:style-name="T1">2006年10月，英國醫學期刊《柳葉刀》看出美國約翰﹒霍普金斯大學公共醫學院研究人員報告，提出伊拉克戰爭導致伊拉克死亡人數增加65.5萬人。</text:span></text:p>
      <text:p text:style-name="P2"><text:span text:style-name="T1">有批評認為這項研究只訪問了1800個家庭的1.28萬人，采樣太小，而且還有人懷疑研究人員為政治目的誇大死亡人數。</text:span></text:p>
      <text:p text:style-name="P2"><text:span text:style-name="T1">與此同時，獨立的人權組織"伊拉克死亡人數"的統計數據則認為當地暴力死亡人數截至2006年6月不足5萬。</text:span></text:p>
      <text:p text:style-name="P2"><text:span text:style-name="T1">該組織解釋說他們的統計比較謹慎，只包括已經得到確認的死亡事件。</text:span></text:p>
      <text:p text:style-name="P2"><text:span text:style-name="T1">該組織最新的統計數據是8.04至8.78萬人。</text:span></text:p>
      <text:p text:style-name="P2"><text:span text:style-name="T1">BBC駐巴格達記者豪克斯利報道說，美軍去年增兵伊拉克後，巴格達局勢有明顯改善，暴力事件數量近幾個月顯著降低，但伊拉克仍充滿危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